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FF0000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color="#FF0000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font-weight="bold" style:font-weight-asian="bold" style:font-weight-complex="bold" fo:color="#FF0000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text-properties fo:font-weight="bold" style:font-weight-asian="bold" style:font-weight-complex="bold" fo:color="#FF0000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 fo:color="#FF0000"/>
    </style:style>
    <style:style style:name="P16" style:parent-style-name="Normal" style:family="paragraph">
      <style:text-properties fo:font-weight="bold" style:font-weight-asian="bold" style:font-weight-complex="bold" fo:color="#FF0000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 fo:color="#FF0000"/>
    </style:style>
    <style:style style:name="T19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Operazioni di base in GIT</text:p>
      <text:p text:style-name="P2">Configurazione utente</text:p>
      <text:p text:style-name="Normal">In Git i commit fanno riferimento a chi li ha effettuati › Ogni contributor deve essere dotato di una username e di un indirizzo di posta elettronica che ne definiscano l’identità.</text:p>
      <text:p text:style-name="P3">$ git config --global user.name 'quattromori'</text:p>
      <text:p text:style-name="P4">$ git config --global user.email quattromori@latuaemail.com<text:s/></text:p>
      <text:p text:style-name="Normal">N.B.: Per un singolo progetto si può omettere opzione –global</text:p>
      <text:p text:style-name="P5">Inizializzazione repository</text:p>
      <text:p text:style-name="P6">Creare un repository in una cartella esistente</text:p>
      <text:p text:style-name="Normal">$ git init</text:p>
      <text:p text:style-name="P7">Clonare un repository esistente</text:p>
      <text:p text:style-name="Normal"><text:span text:style-name="T8">$ git clone<text:s/></text:span><text:a xlink:href="https://github.com/libgit2/libgit2" office:target-frame-name="_top" xlink:show="replace"><text:span text:style-name="T9">https://github.com/libgit2/libgit2</text:span></text:a></text:p>
      <text:p text:style-name="P10">Creare o modificare i files e/o directory dentro il progetto<text:s/></text:p>
      <text:p text:style-name="Normal">Una volta<text:s/><text:span text:style-name="T11">creati/modificati</text:span><text:s/>eseguire i seguenti comandi dalla root del progetto</text:p>
      <text:p text:style-name="P12">$ git add *.java</text:p>
      <text:p text:style-name="P13">$ git commit -m 'initial project version’</text:p>
      <text:p text:style-name="Normal">Per<text:s/><text:span text:style-name="T14">cancellare un file</text:span><text:s/>dallo stage</text:p>
      <text:p text:style-name="Normal">$ git rm &lt;nome file&gt;<text:s/></text:p>
      <text:p text:style-name="Normal">Una volta eliminato dallo stage, per eliminarlo bisogna effettuare un commit.</text:p>
      <text:p text:style-name="P15">Lavoro su un repository remoto</text:p>
      <text:p text:style-name="Normal">Scaricare tutti i dati del progetto remoto che non si hanno ancora nella copia locale</text:p>
      <text:p text:style-name="Normal">$ git fetch</text:p>
      <text:p text:style-name="Normal">Recupera automaticamente e poi unisce il branch remoto nel branch corrente.</text:p>
      <text:p text:style-name="Normal">$ git pull</text:p>
      <text:p text:style-name="P16">Verifiche di stato dei file</text:p>
      <text:p text:style-name="Normal"><text:span text:style-name="T17">Operare verifiche di stato</text:span><text:s/>a carico dei files di un progetto.</text:p>
      <text:p text:style-name="Normal">$ git status</text:p>
      <text:p text:style-name="Normal">Deve essere lanciato all’interno della directory di lavoro</text:p>
      <text:p text:style-name="P18">Restore di un file</text:p>
      <text:p text:style-name="Normal">Per<text:s/><text:span text:style-name="T19">riportare un file alla versione non modificata</text:span><text:s/>se non è nell’area di staging (non è stato eseguito il comando git add)</text:p>
      <text:p text:style-name="Normal">$ git restore &lt;nome file&gt;</text:p>
      <text:soft-page-break/>
      <text:p text:style-name="Normal">Se invece si è eseguito il comando git add, eseguire i seguenti comandi:</text:p>
      <text:p text:style-name="Normal">$ git restore -staged &lt;nome file&gt;</text:p>
      <text:p text:style-name="Normal">$git restore &lt;nome file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3-04-13T13:52:00Z</meta:creation-date>
    <dc:date>2023-04-13T14:22:00Z</dc:date>
    <meta:template xlink:href="Normal.dotm" xlink:type="simple"/>
    <meta:editing-cycles>11</meta:editing-cycles>
    <meta:editing-duration>PT1680S</meta:editing-duration>
    <meta:document-statistic meta:page-count="2" meta:paragraph-count="3" meta:word-count="243" meta:character-count="1627" meta:row-count="11" meta:non-whitespace-character-count="1387"/>
  </office:meta>
</office:document-meta>
</file>